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5639in" table:align="left"/>
    </style:style>
    <style:style style:name="Table1.A" style:family="table-column">
      <style:table-column-properties style:column-width="0.809in"/>
    </style:style>
    <style:style style:name="Table1.B" style:family="table-column">
      <style:table-column-properties style:column-width="0.7549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6pt solid #e3e3e3" fo:border-bottom="0.6pt solid #e3e3e3"/>
    </style:style>
    <style:style style:name="Table1.B1" style:family="table-cell">
      <style:table-cell-properties style:vertical-align="middle" fo:padding="0.0194in" fo:border="0.05pt solid #e3e3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6pt solid #e3e3e3"/>
    </style:style>
    <style:style style:name="Table1.B2" style:family="table-cell">
      <style:table-cell-properties style:vertical-align="middle" fo:padding-left="0in" fo:padding-right="0.0194in" fo:padding-top="0in" fo:padding-bottom="0.0194in" fo:border-left="none" fo:border-right="0.6pt solid #e3e3e3" fo:border-top="none" fo:border-bottom="0.6pt solid #e3e3e3"/>
    </style:style>
    <style:style style:name="Table2" style:family="table">
      <style:table-properties style:width="6.5278in" table:align="left"/>
    </style:style>
    <style:style style:name="Table2.A" style:family="table-column">
      <style:table-column-properties style:column-width="0.8299in"/>
    </style:style>
    <style:style style:name="Table2.B" style:family="table-column">
      <style:table-column-properties style:column-width="5.6979in"/>
    </style:style>
    <style:style style:name="Table2.A1" style:family="table-cell">
      <style:table-cell-properties style:vertical-align="middle" fo:background-color="#e3edef" fo:padding="0.0194in" fo:border="0.05pt solid #a6adb4">
        <style:background-image/>
      </style:table-cell-properties>
    </style:style>
    <style:style style:name="Table2.A2" style:family="table-cell">
      <style:table-cell-properties style:vertical-align="middle" fo:padding="0.0194in" fo:border="0.05pt solid #a6adb4"/>
    </style:style>
    <style:style style:name="Table2.B2" style:family="table-cell">
      <style:table-cell-properties style:vertical-align="middle" fo:padding="0.0194in" fo:border="0.05pt solid #a6adb4"/>
    </style:style>
    <style:style style:name="Table2.A3" style:family="table-cell">
      <style:table-cell-properties style:vertical-align="middle" fo:padding="0.0194in" fo:border="0.05pt solid #a6adb4"/>
    </style:style>
    <style:style style:name="Table2.B3" style:family="table-cell">
      <style:table-cell-properties style:vertical-align="middle" fo:padding="0.0194in" fo:border="0.05pt solid #a6adb4"/>
    </style:style>
    <style:style style:name="Table2.A4" style:family="table-cell">
      <style:table-cell-properties style:vertical-align="middle" fo:padding="0.0194in" fo:border="0.05pt solid #a6adb4"/>
    </style:style>
    <style:style style:name="Table2.B4" style:family="table-cell">
      <style:table-cell-properties style:vertical-align="middle" fo:padding="0.0194in" fo:border="0.05pt solid #a6adb4"/>
    </style:style>
    <style:style style:name="Table2.A5" style:family="table-cell">
      <style:table-cell-properties style:vertical-align="middle" fo:padding="0.0194in" fo:border="0.05pt solid #a6adb4"/>
    </style:style>
    <style:style style:name="Table2.B5" style:family="table-cell">
      <style:table-cell-properties style:vertical-align="middle" fo:padding="0.0194in" fo:border="0.05pt solid #a6adb4"/>
    </style:style>
    <style:style style:name="Table2.A6" style:family="table-cell">
      <style:table-cell-properties style:vertical-align="middle" fo:padding="0.0194in" fo:border="0.05pt solid #a6adb4"/>
    </style:style>
    <style:style style:name="Table2.B6" style:family="table-cell">
      <style:table-cell-properties style:vertical-align="middle" fo:padding="0.0194in" fo:border="0.05pt solid #a6adb4"/>
    </style:style>
    <style:style style:name="Table2.A7" style:family="table-cell">
      <style:table-cell-properties style:vertical-align="middle" fo:padding="0.0194in" fo:border="0.05pt solid #a6adb4"/>
    </style:style>
    <style:style style:name="Table2.B7" style:family="table-cell">
      <style:table-cell-properties style:vertical-align="middle" fo:padding="0.0194in" fo:border="0.05pt solid #a6adb4"/>
    </style:style>
    <style:style style:name="Table2.A8" style:family="table-cell">
      <style:table-cell-properties style:vertical-align="middle" fo:padding="0.0194in" fo:border="0.05pt solid #a6adb4"/>
    </style:style>
    <style:style style:name="Table2.B8" style:family="table-cell">
      <style:table-cell-properties style:vertical-align="middle" fo:padding="0.0194in" fo:border="0.05pt solid #a6adb4"/>
    </style:style>
    <style:style style:name="Table2.A9" style:family="table-cell">
      <style:table-cell-properties style:vertical-align="middle" fo:padding="0.0194in" fo:border="0.05pt solid #a6adb4"/>
    </style:style>
    <style:style style:name="Table2.B9" style:family="table-cell">
      <style:table-cell-properties style:vertical-align="middle" fo:padding="0.0194in" fo:border="0.05pt solid #a6adb4"/>
    </style:style>
    <style:style style:name="P1" style:family="paragraph" style:parent-style-name="Heading_20_3">
      <style:paragraph-properties fo:margin-left="0in" fo:margin-right="0in" fo:text-indent="0in" style:auto-text-indent="false" fo:padding="0.0193in" fo:border="0.06pt solid #e3e3e3"/>
    </style:style>
    <style:style style:name="P2" style:family="paragraph" style:parent-style-name="Text_20_body">
      <style:paragraph-properties fo:margin-left="0in" fo:margin-right="0in" fo:text-indent="0in" style:auto-text-indent="false" fo:padding="0.0193in" fo:border="0.06pt solid #e3e3e3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9" style:family="paragraph" style:parent-style-name="Text_20_body">
      <style:paragraph-properties fo:margin-left="0in" fo:margin-right="0in" fo:text-indent="0in" style:auto-text-indent="false" style:writing-mode="lr-tb"/>
      <style:text-properties loext:padding="0in" loext:border="none"/>
    </style:style>
    <style:style style:name="P10" style:family="paragraph" style:parent-style-name="Table_20_Contents">
      <style:paragraph-properties fo:margin-top="0in" fo:margin-bottom="0in" style:contextual-spacing="false"/>
    </style:style>
    <style:style style:name="P11" style:family="paragraph" style:parent-style-name="Text_20_body">
      <style:text-properties officeooo:rsid="001f3bc6" officeooo:paragraph-rsid="001f3bc6"/>
    </style:style>
    <style:style style:name="P12" style:family="paragraph" style:parent-style-name="Text_20_body">
      <style:text-properties fo:font-size="12pt" officeooo:rsid="002169e0" officeooo:paragraph-rsid="002169e0" style:font-size-asian="10.5pt" style:font-size-complex="12pt"/>
    </style:style>
    <style:style style:name="P13" style:family="paragraph" style:parent-style-name="Text_20_body">
      <style:text-properties fo:font-size="12pt" officeooo:rsid="002169e0" officeooo:paragraph-rsid="002169e0" style:font-size-asian="12pt" style:font-size-complex="12pt"/>
    </style:style>
    <style:style style:name="P14" style:family="paragraph" style:parent-style-name="Heading_20_4">
      <style:paragraph-properties fo:margin-left="0in" fo:margin-right="0in" fo:text-indent="0in" style:auto-text-indent="false" fo:padding="0.0193in" fo:border="0.06pt solid #e3e3e3"/>
      <style:text-properties fo:font-size="12pt" style:font-size-asian="12pt" style:font-size-complex="12pt"/>
    </style:style>
    <style:style style:name="P15" style:family="paragraph" style:parent-style-name="Heading_20_3">
      <style:paragraph-properties fo:margin-left="0in" fo:margin-right="0in" fo:text-indent="0in" style:auto-text-indent="false" fo:padding="0.0193in" fo:border="0.06pt solid #e3e3e3"/>
      <style:text-properties fo:font-size="12pt" style:font-size-asian="12pt" style:font-size-complex="12pt"/>
    </style:style>
    <style:style style:name="P16" style:family="paragraph" style:parent-style-name="Heading_20_3">
      <style:paragraph-properties fo:margin-left="0in" fo:margin-right="0in" fo:text-indent="0in" style:auto-text-indent="false" fo:padding="0in" fo:border="none"/>
      <style:text-properties fo:font-size="12pt" officeooo:rsid="00210e36" officeooo:paragraph-rsid="00210e36" style:font-size-asian="12pt" style:font-size-complex="12pt"/>
    </style:style>
    <style:style style:name="P17" style:family="paragraph" style:parent-style-name="Text_20_body">
      <style:text-properties fo:font-size="12pt" officeooo:rsid="001f3bc6" officeooo:paragraph-rsid="001f3bc6" style:font-size-asian="12pt" style:font-size-complex="12pt"/>
    </style:style>
    <style:style style:name="P18" style:family="paragraph" style:parent-style-name="Heading_20_3">
      <style:text-properties fo:font-size="12pt" officeooo:rsid="001f3bc6" officeooo:paragraph-rsid="001f3bc6" style:font-size-asian="12pt" style:font-size-complex="12pt"/>
    </style:style>
    <style:style style:name="P19" style:family="paragraph" style:parent-style-name="Standard">
      <style:paragraph-properties fo:margin-left="0in" fo:margin-right="0in" fo:text-indent="0in" style:auto-text-indent="false" fo:padding="0in" fo:border="none"/>
      <style:text-properties fo:font-size="12pt" fo:font-weight="bold" officeooo:paragraph-rsid="00210e36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size="12pt" fo:font-weight="bold" officeooo:rsid="002169e0" officeooo:paragraph-rsid="002169e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 style:writing-mode="lr-tb"/>
      <style:text-properties fo:font-size="12pt" fo:font-weight="bold" officeooo:rsid="00224070" officeooo:paragraph-rsid="00224070" style:font-size-asian="12pt" style:font-weight-asian="bold" style:font-size-complex="12pt" style:font-weight-complex="bold" loext:padding="0.0193in" loext:border="0.06pt solid #e3e3e3"/>
    </style:style>
    <style:style style:name="P23" style:family="paragraph" style:parent-style-name="Table_20_Heading">
      <style:paragraph-properties fo:margin-left="0in" fo:margin-right="0in" fo:text-indent="0in" style:auto-text-indent="false"/>
      <style:text-properties fo:font-size="10.5pt" style:font-size-asian="10.5pt" style:font-size-complex="10.5pt"/>
    </style:style>
    <style:style style:name="P24" style:family="paragraph" style:parent-style-name="Text_20_body">
      <style:text-properties fo:font-weight="bold" officeooo:rsid="00224070" officeooo:paragraph-rsid="00224070" style:font-weight-asian="bold" style:font-weight-complex="bold"/>
    </style:style>
    <style:style style:name="P25" style:family="paragraph" style:parent-style-name="Text_20_body">
      <style:paragraph-properties fo:margin-left="0in" fo:margin-right="0in" fo:text-indent="0in" style:auto-text-indent="false" style:writing-mode="lr-tb"/>
      <style:text-properties fo:font-weight="bold" officeooo:rsid="00224070" officeooo:paragraph-rsid="00224070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 loext:padding="0.0193in" loext:border="0.06pt solid #e3e3e3"/>
    </style:style>
    <style:style style:name="P27" style:family="paragraph" style:parent-style-name="Text_20_body">
      <style:paragraph-properties fo:margin-left="0in" fo:margin-right="0in" fo:text-indent="0in" style:auto-text-indent="false" fo:padding="0.0193in" fo:border="0.06pt solid #e3e3e3"/>
      <style:text-properties fo:font-size="11pt" style:font-size-asian="11pt" style:font-size-complex="11pt"/>
    </style:style>
    <style:style style:name="P28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224070"/>
    </style:style>
    <style:style style:name="P29" style:family="paragraph" style:parent-style-name="Text_20_body">
      <style:text-properties officeooo:paragraph-rsid="00224070"/>
    </style:style>
    <style:style style:name="P30" style:family="paragraph" style:parent-style-name="Text_20_body">
      <style:paragraph-properties fo:margin-left="0in" fo:margin-right="0in" fo:text-indent="0in" style:auto-text-indent="false" style:writing-mode="lr-tb"/>
      <style:text-properties officeooo:rsid="00224070" officeooo:paragraph-rsid="00224070"/>
    </style:style>
    <style:style style:name="P31" style:family="paragraph" style:parent-style-name="Text_20_body">
      <style:paragraph-properties fo:margin-left="0in" fo:margin-right="0in" fo:text-indent="0in" style:auto-text-indent="false" style:writing-mode="lr-tb"/>
      <style:text-properties fo:font-weight="normal" officeooo:paragraph-rsid="00224070" style:font-weight-asian="normal" style:font-weight-complex="normal"/>
    </style:style>
    <style:style style:name="P32" style:family="paragraph" style:parent-style-name="Title">
      <style:text-properties fo:font-size="15pt" officeooo:paragraph-rsid="00224070" style:font-size-asian="15pt" style:font-size-complex="15pt"/>
    </style:style>
    <style:style style:name="P33" style:family="paragraph" style:parent-style-name="Text_20_body">
      <style:text-properties fo:font-size="10pt" fo:font-weight="normal" officeooo:rsid="00242288" officeooo:paragraph-rsid="00242288" style:font-size-asian="10pt" style:font-weight-asian="normal" style:font-size-complex="10pt" style:font-weight-complex="normal"/>
    </style:style>
    <style:style style:name="P34" style:family="paragraph" style:parent-style-name="Heading_20_1">
      <style:text-properties fo:font-size="12pt" fo:font-weight="bold" officeooo:rsid="00224070" officeooo:paragraph-rsid="00224070" style:font-size-asian="12pt" style:font-weight-asian="bold" style:font-size-complex="12pt" style:font-weight-complex="bold" loext:padding="0in" loext:border="none"/>
    </style:style>
    <style:style style:name="P35" style:family="paragraph" style:parent-style-name="Text_20_body">
      <style:text-properties fo:font-weight="bold" officeooo:rsid="00242288" officeooo:paragraph-rsid="00242288" style:font-weight-asian="bold" style:font-weight-complex="bold"/>
    </style:style>
    <style:style style:name="P36" style:family="paragraph" style:parent-style-name="Text_20_body">
      <style:text-properties fo:font-weight="bold" officeooo:rsid="0024606f" officeooo:paragraph-rsid="0024606f" style:font-weight-asian="bold" style:font-weight-complex="bold"/>
    </style:style>
    <style:style style:name="P3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38" style:family="paragraph" style:parent-style-name="Text_20_body" style:list-style-name="L1">
      <style:paragraph-properties fo:margin-left="0in" fo:margin-right="0in" fo:text-indent="0in" style:auto-text-indent="false" fo:padding="0.0193in" fo:border="0.06pt solid #e3e3e3"/>
    </style:style>
    <style:style style:name="P3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40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41" style:family="paragraph" style:parent-style-name="Text_20_body" style:list-style-name="L3">
      <style:paragraph-properties fo:margin-left="0in" fo:margin-right="0in" fo:text-indent="0in" style:auto-text-indent="false" fo:padding="0.0193in" fo:border="0.06pt solid #e3e3e3"/>
    </style:style>
    <style:style style:name="P42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43" style:family="paragraph" style:parent-style-name="Text_20_body" style:list-style-name="L4">
      <style:paragraph-properties fo:margin-left="0in" fo:margin-right="0in" fo:text-indent="0in" style:auto-text-indent="false" fo:padding="0.0193in" fo:border="0.06pt solid #e3e3e3"/>
    </style:style>
    <style:style style:name="P44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5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6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7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48" style:family="paragraph" style:parent-style-name="Text_20_body" style:list-style-name="L9">
      <style:paragraph-properties fo:margin-left="0in" fo:margin-right="0in" fo:text-indent="0in" style:auto-text-indent="false" fo:padding="0in" fo:border="none"/>
      <style:text-properties officeooo:paragraph-rsid="00210e36"/>
    </style:style>
    <style:style style:name="P49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50" style:family="paragraph" style:parent-style-name="Text_20_body" style:list-style-name="L10">
      <style:paragraph-properties fo:margin-left="0in" fo:margin-right="0in" fo:text-indent="0in" style:auto-text-indent="false" fo:padding="0.0193in" fo:border="0.06pt solid #e3e3e3"/>
    </style:style>
    <style:style style:name="P51" style:family="paragraph" style:parent-style-name="Text_20_body" style:list-style-name="L11">
      <style:paragraph-properties fo:margin-left="0in" fo:margin-right="0in" fo:text-indent="0in" style:auto-text-indent="false" fo:padding="0.0193in" fo:border="0.06pt solid #e3e3e3"/>
    </style:style>
    <style:style style:name="P52" style:family="paragraph" style:parent-style-name="Text_20_body" style:list-style-name="L12">
      <style:paragraph-properties fo:margin-left="0in" fo:margin-right="0in" fo:text-indent="0in" style:auto-text-indent="false" fo:padding="0.0193in" fo:border="0.06pt solid #e3e3e3"/>
    </style:style>
    <style:style style:name="P53" style:family="paragraph" style:parent-style-name="Text_20_body">
      <style:text-properties officeooo:paragraph-rsid="00242288"/>
    </style:style>
    <style:style style:name="P54" style:family="paragraph" style:parent-style-name="Text_20_body">
      <style:text-properties fo:font-size="10pt" fo:font-weight="normal" officeooo:rsid="0024606f" officeooo:paragraph-rsid="0024606f" style:font-size-asian="10pt" style:font-weight-asian="normal" style:font-size-complex="10pt" style:font-weight-complex="normal"/>
    </style:style>
    <style:style style:name="P55" style:family="paragraph" style:parent-style-name="Text_20_body">
      <style:text-properties fo:font-size="10pt" fo:font-weight="normal" officeooo:rsid="00242288" officeooo:paragraph-rsid="00242288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font-size="15pt" officeooo:rsid="00242288" officeooo:paragraph-rsid="00242288" style:font-size-asian="15pt" style:font-size-complex="15pt"/>
    </style:style>
    <style:style style:name="P57" style:family="paragraph" style:parent-style-name="Text_20_body">
      <style:text-properties officeooo:rsid="0024606f" officeooo:paragraph-rsid="0024606f"/>
    </style:style>
    <style:style style:name="P58" style:family="paragraph" style:parent-style-name="Text_20_body">
      <style:text-properties fo:font-size="12pt" fo:font-weight="bold" officeooo:rsid="0024606f" officeooo:paragraph-rsid="0024606f" style:font-size-asian="12pt" style:font-weight-asian="bold" style:font-size-complex="12pt" style:font-weight-complex="bold"/>
    </style:style>
    <style:style style:name="P59" style:family="paragraph" style:parent-style-name="Text_20_body">
      <style:text-properties officeooo:paragraph-rsid="0024606f"/>
    </style:style>
    <style:style style:name="P60" style:family="paragraph" style:parent-style-name="Text_20_body">
      <style:text-properties fo:font-size="10.5pt" fo:font-weight="normal" officeooo:rsid="0024606f" officeooo:paragraph-rsid="0024606f" style:font-size-asian="10.5pt" style:font-weight-asian="normal" style:font-size-complex="10.5pt" style:font-weight-complex="normal"/>
    </style:style>
    <style:style style:name="P61" style:family="paragraph" style:parent-style-name="Title">
      <style:text-properties fo:font-size="15pt" officeooo:rsid="00242288" officeooo:paragraph-rsid="00242288" style:font-size-asian="15pt" style:font-size-complex="15pt"/>
    </style:style>
    <style:style style:name="P6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loext:padding="0in" loext:border="none"/>
    </style:style>
    <style:style style:name="T3" style:family="text">
      <style:text-properties fo:font-size="12pt" style:font-size-asian="12pt" style:font-size-complex="12pt" loext:padding="0.0193in" loext:border="0.06pt solid #e3e3e3"/>
    </style:style>
    <style:style style:name="T4" style:family="text">
      <style:text-properties fo:font-size="12pt" officeooo:rsid="00224070" style:font-size-asian="12pt" style:font-size-complex="12pt"/>
    </style:style>
    <style:style style:name="T5" style:family="text">
      <style:text-properties fo:font-size="12pt" officeooo:rsid="00224070" style:font-size-asian="12pt" style:font-size-complex="12pt" loext:padding="0in" loext:border="none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24070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24070" style:font-size-asian="12pt" style:font-weight-asian="bold" style:font-size-complex="12pt" style:font-weight-complex="bold" loext:padding="0in" loext:border="none"/>
    </style:style>
    <style:style style:name="T9" style:family="text">
      <style:text-properties fo:font-size="12pt" fo:font-weight="bold" officeooo:rsid="0024606f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24070" style:font-size-asian="10.5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24070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24070" style:font-size-asian="12pt" style:font-weight-asian="normal" style:font-size-complex="12pt" style:font-weight-complex="normal" loext:padding="0in" loext:border="none"/>
    </style:style>
    <style:style style:name="T14" style:family="text">
      <style:text-properties officeooo:rsid="00210e36"/>
    </style:style>
    <style:style style:name="T15" style:family="text">
      <style:text-properties style:use-window-font-color="true" loext:opacity="0%" officeooo:rsid="00210e36"/>
    </style:style>
    <style:style style:name="T16" style:family="text">
      <style:text-properties officeooo:rsid="002169e0"/>
    </style:style>
    <style:style style:name="T17" style:family="text">
      <style:text-properties officeooo:rsid="00224070" loext:padding="0in" loext:border="none"/>
    </style:style>
    <style:style style:name="T18" style:family="text">
      <style:text-properties fo:font-weight="normal" style:font-weight-asian="normal" style:font-weight-complex="normal" loext:padding="0in" loext:border="none"/>
    </style:style>
    <style:style style:name="T19" style:family="text">
      <style:text-properties fo:font-weight="normal" style:font-size-asian="12pt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24070" style:font-weight-asian="bold" style:font-weight-complex="bold" loext:padding="0in" loext:border="none"/>
    </style:style>
    <style:style style:name="T22" style:family="text">
      <style:text-properties fo:font-weight="bold" officeooo:rsid="00242288" style:font-weight-asian="bold" style:font-weight-complex="bold"/>
    </style:style>
    <style:style style:name="T23" style:family="text">
      <style:text-properties fo:font-weight="bold" officeooo:rsid="00224070" style:font-size-asian="12pt" style:font-weight-asian="bold" style:font-weight-complex="bold"/>
    </style:style>
    <style:style style:name="T24" style:family="text">
      <style:text-properties loext:padding="0.0193in" loext:border="0.06pt solid #e3e3e3"/>
    </style:style>
    <style:style style:name="T25" style:family="text">
      <style:text-properties fo:font-size="11pt" fo:font-weight="normal" style:font-size-asian="11pt" style:font-weight-asian="normal" style:font-size-complex="11pt" style:font-weight-complex="normal" loext:padding="0.0193in" loext:border="0.06pt solid #e3e3e3"/>
    </style:style>
    <style:style style:name="T26" style:family="text">
      <style:text-properties fo:font-size="11pt" fo:font-weight="normal" style:font-size-asian="11pt" style:font-weight-asian="normal" style:font-size-complex="11pt" style:font-weight-complex="normal" loext:padding="0in" loext:border="none"/>
    </style:style>
    <style:style style:name="T27" style:family="text">
      <style:text-properties fo:font-size="11pt" fo:font-weight="normal" officeooo:rsid="00224070" style:font-size-asian="11pt" style:font-weight-asian="normal" style:font-size-complex="11pt" style:font-weight-complex="normal" loext:padding="0in" loext:border="none"/>
    </style:style>
    <style:style style:name="T28" style:family="text">
      <style:text-properties fo:font-size="11pt" fo:font-weight="bold" officeooo:rsid="00224070" style:font-size-asian="11pt" style:font-weight-asian="bold" style:font-size-complex="11pt" style:font-weight-complex="bold" loext:padding="0in" loext:border="none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style:font-size-asian="10pt" style:font-size-complex="10pt" loext:padding="0.0193in" loext:border="0.06pt solid #e3e3e3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0242288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024606f" style:font-size-asian="10pt" style:font-weight-asian="normal" style:font-size-complex="10pt" style:font-weight-complex="normal"/>
    </style:style>
    <style:style style:name="T34" style:family="text">
      <style:text-properties fo:font-size="10pt" fo:font-weight="bold" style:font-size-asian="10pt" style:font-weight-asian="bold" style:font-size-complex="10pt" style:font-weight-complex="bold" loext:padding="0.0193in" loext:border="0.06pt solid #e3e3e3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7" style:family="text">
      <style:text-properties fo:font-size="10.5pt" fo:font-weight="normal" officeooo:rsid="0024606f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MongoDb Query </text:p>
      <text:p text:style-name="P56"><draw:line text:anchor-type="paragraph" draw:z-index="3" draw:name="Line 2" draw:style-name="gr2" draw:text-style-name="P62" svg:x1="-0.6854in" svg:y1="0.0827in" svg:x2="7.6929in" svg:y2="0.0445in"><text:p/></draw:line></text:p>
      <text:p text:style-name="Text_20_body"><text:span text:style-name="T20"><text:s text:c="20"/></text:span></text:p>
      <text:p text:style-name="Text_20_body"><text:span text:style-name="T20">Q.</text:span><text:span text:style-name="T22">S</text:span><text:span text:style-name="T20">how databases</text:span><text:span text:style-name="T22"> </text:span></text:p>
      <text:p text:style-name="P33">Ans : <text:s/>show databases <text:s text:c="2"/>or <text:s/>show dbs </text:p>
      <text:p text:style-name="P35">Q. Delete database</text:p>
      <text:p text:style-name="P33">db.dropDatabase()</text:p>
      <text:p text:style-name="P58">Q.Create database student</text:p>
      <text:p text:style-name="P54">use student</text:p>
      <text:p text:style-name="P35">Q.How can Switch database</text:p>
      <text:p text:style-name="P33">Ans : use database_name</text:p>
      <text:p text:style-name="P33"><draw:line text:anchor-type="paragraph" draw:z-index="2" draw:name="Horizontal line 2" draw:style-name="gr1" draw:text-style-name="P62" svg:x1="-0.7693in" svg:y1="0.0811in" svg:x2="7.6287in" svg:y2="-0.0134in"><text:p/></draw:line></text:p>
      <text:p text:style-name="P35">Q.Show Collection</text:p>
      <text:p text:style-name="P33">Ans : Show collection</text:p>
      <text:p text:style-name="P35">Q.How can use Collection</text:p>
      <text:p text:style-name="P33">Ans : <text:s/>use Collection_name</text:p>
      <text:p text:style-name="P35">Q.Create Collection </text:p>
      <text:p text:style-name="P33">Ans : Create Collection db.createCollection('Base');</text:p>
      <text:p text:style-name="P35">Q.How can Drop Collection</text:p>
      <text:p text:style-name="P53"><draw:line text:anchor-type="paragraph" draw:z-index="0" draw:name="Line 1" draw:style-name="gr1" draw:text-style-name="P62" svg:x1="-0.7047in" svg:y1="0.4217in" svg:x2="7.6543in" svg:y2="0.4181in"><text:p/></draw:line><draw:line text:anchor-type="paragraph" draw:z-index="1" draw:name="Horizontal line 1" draw:style-name="gr1" draw:text-style-name="P62" svg:x1="7.3071in" svg:y1="0.4173in" svg:x2="8.0008in" svg:y2="0.4173in"><text:p/></draw:line><text:span text:style-name="T22">Ans : </text:span><text:span text:style-name="T32">db.Collection_name.drop()</text:span></text:p>
      <text:p text:style-name="P53"><text:span text:style-name="T32"/></text:p>
      <text:p text:style-name="P58">Q.Insertion <text:s/>Operation</text:p>
      <text:p text:style-name="P54">db.Collection_name.insert({State: "Bihar", Marks: 500}) <text:s/><text:span text:style-name="T20">or</text:span></text:p>
      <text:p text:style-name="P54">db.Collection_name..save({name: 'Tom', age: 28});</text:p>
      <text:p text:style-name="P59"><text:span text:style-name="T9">Q.Insert One</text:span></text:p>
      <text:p text:style-name="P59">db<text:span text:style-name="T33">Collection_name </text:span>.insertOne({id:1,"Name":"Vivek",Age:20})</text:p>
      <text:p text:style-name="P57">Note : This method inserts a single document into the collection. </text:p>
      <text:p text:style-name="P36">Q.Insert Many</text:p>
      <text:p text:style-name="P54">db.Collection_name.insert([</text:p>
      <text:p text:style-name="P54"><text:s text:c="4"/>{Name: "Anurag", Age: 19, Class: "12th", Mark: "65%"},</text:p>
      <text:p text:style-name="P54"><text:soft-page-break/><text:s text:c="4"/>{Name: "Priyanshu", Age: 21, Mark: "76%"} ])</text:p>
      <text:p text:style-name="P54">Note : This method inserts multiple documents into the collection. </text:p>
      <text:p text:style-name="P58">Q.Another way to Insertion</text:p>
      <text:p text:style-name="P58"><text:span text:style-name="T36">var studentData = [</text:span></text:p>
      <text:p text:style-name="P60"><text:s text:c="4"/>{ name: "David", age: 19, city: "Boston", state: "MA", country: "USA" },</text:p>
      <text:p text:style-name="P60"><text:s text:c="4"/>{ name: "Emma", age: 20, city: "San Francisco", state: "CA", country: "USA" }];</text:p>
      <text:p text:style-name="P59"><draw:line text:anchor-type="paragraph" draw:z-index="5" draw:name="Horizontal line 3" draw:style-name="gr1" draw:text-style-name="P62" svg:x1="7.3071in" svg:y1="0.4173in" svg:x2="8.0008in" svg:y2="0.4173in"><text:p/></draw:line><draw:line text:anchor-type="paragraph" draw:z-index="4" draw:name="Line 3" draw:style-name="gr1" draw:text-style-name="P62" svg:x1="-0.7047in" svg:y1="0.4217in" svg:x2="7.6543in" svg:y2="0.4181in"><text:p/></draw:line><text:span text:style-name="T37">db.students.insertMany(studentData)</text:span></text:p>
      <text:p text:style-name="P32">MongoDB</text:p>
      <text:p text:style-name="Text_20_body"><text:span text:style-name="T6">MongoDB :</text:span>MongoDB is a document-oriented NoSQL database system that stores a large amount of data in the form of documents, providing high scalability, flexibility, and performance. MongoDB stores data in a JSON document structure form. It is an open-source and cross-platform database system.</text:p>
      <text:h text:style-name="P14" text:outline-level="4">MongoDB vs MySQL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MongoDB</text:p>
          </table:table-cell>
          <table:table-cell table:style-name="Table1.B1" office:value-type="string">
            <text:p text:style-name="P23">MySQL</text:p>
          </table:table-cell>
        </table:table-row>
        <table:table-row>
          <table:table-cell table:style-name="Table1.A2" office:value-type="string">
            <text:p text:style-name="P3">Database</text:p>
          </table:table-cell>
          <table:table-cell table:style-name="Table1.B2" office:value-type="string">
            <text:p text:style-name="P6">Database</text:p>
          </table:table-cell>
        </table:table-row>
        <table:table-row>
          <table:table-cell table:style-name="Table1.A2" office:value-type="string">
            <text:p text:style-name="P3">Collection</text:p>
          </table:table-cell>
          <table:table-cell table:style-name="Table1.B2" office:value-type="string">
            <text:p text:style-name="P3">Table</text:p>
          </table:table-cell>
        </table:table-row>
        <table:table-row>
          <table:table-cell table:style-name="Table1.A2" office:value-type="string">
            <text:p text:style-name="P3">Document</text:p>
          </table:table-cell>
          <table:table-cell table:style-name="Table1.B2" office:value-type="string">
            <text:p text:style-name="Table_20_Contents">Row</text:p>
          </table:table-cell>
        </table:table-row>
      </table:table>
      <text:h text:style-name="P1" text:outline-level="3">Where to Use MongoDB?</text:h>
      <text:list text:style-name="L1">
        <text:list-item>
          <text:p text:style-name="P37">Mobile and Social Infrastructure</text:p>
        </text:list-item>
        <text:list-item>
          <text:p text:style-name="P37">Data Hub</text:p>
        </text:list-item>
        <text:list-item>
          <text:p text:style-name="P37">Previous Page</text:p>
        </text:list-item>
        <text:list-item>
          <text:p text:style-name="P37">Big Data</text:p>
        </text:list-item>
        <text:list-item>
          <text:p text:style-name="P37">User Data Management</text:p>
        </text:list-item>
        <text:list-item>
          <text:p text:style-name="P38">Content Management and Delivery (NoSQL Database)</text:p>
        </text:list-item>
      </text:list>
      <text:h text:style-name="P15" text:outline-level="3">Supported Languages by MongoDB</text:h>
      <text:p text:style-name="P27">MongoDB provides official driver support for:</text:p>
      <text:list text:style-name="L2">
        <text:list-item>
          <text:p text:style-name="P39">C</text:p>
        </text:list-item>
        <text:list-item>
          <text:p text:style-name="P39">C++</text:p>
        </text:list-item>
        <text:list-item>
          <text:p text:style-name="P39">Java</text:p>
        </text:list-item>
        <text:list-item>
          <text:p text:style-name="P39">Node.js</text:p>
        </text:list-item>
        <text:list-item>
          <text:p text:style-name="P39">PHP</text:p>
        </text:list-item>
        <text:list-item>
          <text:p text:style-name="P39">Python</text:p>
          <text:p text:style-name="P39"/>
        </text:list-item>
      </text:list>
      <text:h text:style-name="P15" text:outline-level="3"><text:soft-page-break/>Types of NoSQL Databases</text:h>
      <text:p text:style-name="P2">NoSQL databases can be classified into 4 basic types:</text:p>
      <text:list text:style-name="L3">
        <text:list-item>
          <text:p text:style-name="P40">Key-value store NoSQL database</text:p>
        </text:list-item>
        <text:list-item>
          <text:p text:style-name="P40">Document store NoSQL database</text:p>
        </text:list-item>
        <text:list-item>
          <text:p text:style-name="P40">Column store NoSQL database</text:p>
        </text:list-item>
        <text:list-item>
          <text:p text:style-name="P41">Graph-based NoSQL database</text:p>
        </text:list-item>
      </text:list>
      <text:h text:style-name="P15" text:outline-level="3">Why MongoDB is Known as the Best NoSQL Database?</text:h>
      <text:p text:style-name="P2">MongoDB is considered the best NoSQL database because it is:</text:p>
      <text:list text:style-name="L4">
        <text:list-item>
          <text:p text:style-name="P42">Document Oriented</text:p>
        </text:list-item>
        <text:list-item>
          <text:p text:style-name="P42">Rich Query language</text:p>
        </text:list-item>
        <text:list-item>
          <text:p text:style-name="P42">High Performance</text:p>
        </text:list-item>
        <text:list-item>
          <text:p text:style-name="P42">Highly Available</text:p>
        </text:list-item>
        <text:list-item>
          <text:p text:style-name="P43">Easily Scalable</text:p>
        </text:list-item>
      </text:list>
      <text:h text:style-name="P15" text:outline-level="3">Does MongoDB Support Primary-Key, Foreign-Key Relationship?</text:h>
      <text:p text:style-name="P2">No, by default, MongoDB doesn't support primary key-foreign key relationships.</text:p>
      <text:h text:style-name="P15" text:outline-level="3">MongoDB Document Representation</text:h>
      <text:p text:style-name="P2">Yes, MongoDB uses BSON (Binary JSON) to represent document structure.</text:p>
      <text:h text:style-name="P15" text:outline-level="3">Language Used for MongoDB Implementation</text:h>
      <text:p text:style-name="P2">MongoDB is written and implemented in C++.</text:p>
      <text:h text:style-name="P15" text:outline-level="3">Collections in MongoDB</text:h>
      <text:p text:style-name="P2">Collections, documents, and databases are important parts of MongoDB. A database contains collections, and a collection contains documents. The documents contain data.</text:p>
      <text:p text:style-name="P17">MYSQL <text:s text:c="29"/>VS <text:s text:c="32"/>MongoDB</text:p>
      <text:p text:style-name="P11">Aspect <text:s text:c="30"/>| MySQL <text:s text:c="39"/>| MongoDB <text:s text:c="37"/></text:p>
      <text:p text:style-name="P11">Release Date <text:s text:c="20"/>| 23 May 1995 <text:s text:c="32"/>| 11 February 2009 <text:s text:c="27"/></text:p>
      <text:p text:style-name="P11">--------------------------------------------------------------------------------------------------</text:p>
      <text:p text:style-name="P11">Written in <text:s text:c="24"/>| C and C++ <text:s text:c="34"/>| C, C++, and Java <text:s text:c="26"/></text:p>
      <text:p text:style-name="P11">--------------------------------------------------------------------------------------------------</text:p>
      <text:p text:style-name="P11">Data Model <text:s text:c="16"/>| Table, Row, Columns, Joins <text:s text:c="2"/>| Collection, Document, Field <text:s text:c="15"/></text:p>
      <text:p text:style-name="P11">--------------------------------------------------------------------------------------------------</text:p>
      <text:p text:style-name="P11">Usage by Organizations <text:s text:c="6"/>| Twitter, YouTube, Netflix <text:s text:c="5"/>| Twitter, Paypal, NASA</text:p>
      <text:p text:style-name="P11"><text:soft-page-break/>--------------------------------------------------------------------------------------------------</text:p>
      <text:p text:style-name="P11">Schema Requirement <text:s text:c="9"/>| Requires schema definition <text:s text:c="8"/>| No prior schema required <text:s text:c="18"/></text:p>
      <text:p text:style-name="P11">--------------------------------------------------------------------------------------------------</text:p>
      <text:p text:style-name="P11">Join Operation Support <text:s text:c="8"/>| Supports Joins <text:s text:c="27"/>| Doesn’t support Joins <text:s text:c="21"/></text:p>
      <text:h text:style-name="P18" text:outline-level="3">What are the advantages of MongoDB?</text:h>
      <text:list text:style-name="L5">
        <text:list-item>
          <text:p text:style-name="P44">It supports cross-platform</text:p>
        </text:list-item>
      </text:list>
      <text:list text:style-name="L6">
        <text:list-item>
          <text:p text:style-name="P45">It provides High Performance</text:p>
        </text:list-item>
      </text:list>
      <text:list text:style-name="L7">
        <text:list-item>
          <text:p text:style-name="P46">It is easily scalable</text:p>
        </text:list-item>
      </text:list>
      <text:list text:style-name="L8">
        <text:list-item>
          <text:p text:style-name="P47">It does not require any complex joins to retrieve data</text:p>
        </text:list-item>
      </text:list>
      <text:list text:style-name="L9">
        <text:list-item>
          <text:p text:style-name="P48">It supports both types of scaling – Horizontal &amp; Verti<text:span text:style-name="T14">cal</text:span></text:p>
        </text:list-item>
      </text:list>
      <text:p text:style-name="P19"><text:span text:style-name="T14">What is</text:span><text:span text:style-name="T15"> MongoDB Shell</text:span></text:p>
      <text:list text:continue-numbering="true" text:style-name="L9">
        <text:list-item>
          <text:p text:style-name="P48"><text:a xlink:type="simple" xlink:href="https://www.dotnettricks.com/learn/mongodb/mongo-shell-commonly-used-commands-and-methods-quick-reference" office:target-frame-name="_blank" xlink:show="new" text:style-name="Internet_20_link" text:visited-style-name="Visited_20_Internet_20_Link"><text:span text:style-name="T2">MongoDB Shell</text:span></text:a><text:span text:style-name="T1"> is a JavaScript shell that allows us to interact with MongoDB instances using the command line. It is very useful to perform any administrative work along with any other data operations-related commands</text:span></text:p>
        </text:list-item>
      </text:list>
      <text:h text:style-name="P16" text:outline-level="3">What data types are supported by MongoDB?</text:h>
      <text:p text:style-name="P5">MongoDB supports a wide range of data types in documents. Below are the available data types in the MongoDB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ata Types</text:p>
          </table:table-cell>
          <table:table-cell table:style-name="Table2.A1" office:value-type="string">
            <text:p text:style-name="P7">Descriptions</text:p>
          </table:table-cell>
        </table:table-row>
        <table:table-row>
          <table:table-cell table:style-name="Table2.A2" office:value-type="string">
            <text:p text:style-name="P8">String</text:p>
          </table:table-cell>
          <table:table-cell table:style-name="Table2.B2" office:value-type="string">
            <text:p text:style-name="P4">It is the most commonly used data type. A string must be UTF-8 valid in MongoDB</text:p>
          </table:table-cell>
        </table:table-row>
        <table:table-row>
          <table:table-cell table:style-name="Table2.A3" office:value-type="string">
            <text:p text:style-name="P8">Integer</text:p>
          </table:table-cell>
          <table:table-cell table:style-name="Table2.B3" office:value-type="string">
            <text:p text:style-name="P4">It is used to store numeric values. It may be either 32-bit or 64-bit.</text:p>
          </table:table-cell>
        </table:table-row>
        <table:table-row>
          <table:table-cell table:style-name="Table2.A4" office:value-type="string">
            <text:p text:style-name="P8">Boolean</text:p>
          </table:table-cell>
          <table:table-cell table:style-name="Table2.B4" office:value-type="string">
            <text:p text:style-name="P4">It is used to store Boolean data types. It's valued either true or false.</text:p>
          </table:table-cell>
        </table:table-row>
        <table:table-row>
          <table:table-cell table:style-name="Table2.A5" office:value-type="string">
            <text:p text:style-name="P8">Double</text:p>
          </table:table-cell>
          <table:table-cell table:style-name="Table2.B5" office:value-type="string">
            <text:p text:style-name="P4">It is used to store floating point values.</text:p>
          </table:table-cell>
        </table:table-row>
        <table:table-row>
          <table:table-cell table:style-name="Table2.A6" office:value-type="string">
            <text:p text:style-name="P8">Arrays</text:p>
          </table:table-cell>
          <table:table-cell table:style-name="Table2.B6" office:value-type="string">
            <text:p text:style-name="P4">This data type is used to store a list or multiple values in a single key</text:p>
          </table:table-cell>
        </table:table-row>
        <table:table-row>
          <table:table-cell table:style-name="Table2.A7" office:value-type="string">
            <text:p text:style-name="P8">Objects</text:p>
          </table:table-cell>
          <table:table-cell table:style-name="Table2.B7" office:value-type="string">
            <text:p text:style-name="P4">This data type is used to store embedded data</text:p>
          </table:table-cell>
        </table:table-row>
        <table:table-row>
          <table:table-cell table:style-name="Table2.A8" office:value-type="string">
            <text:p text:style-name="P8">Null</text:p>
          </table:table-cell>
          <table:table-cell table:style-name="Table2.B8" office:value-type="string">
            <text:p text:style-name="P4">It is used to store null data</text:p>
          </table:table-cell>
        </table:table-row>
        <table:table-row>
          <table:table-cell table:style-name="Table2.A9" office:value-type="string">
            <text:p text:style-name="P8">Date</text:p>
          </table:table-cell>
          <table:table-cell table:style-name="Table2.B9" office:value-type="string">
            <text:p text:style-name="P10">This data type is used to store the current date or time value in Unix time format.</text:p>
          </table:table-cell>
        </table:table-row>
      </table:table>
      <text:p text:style-name="P20"><text:line-break/><text:span text:style-name="T16">Document</text:span></text:p>
      <text:p text:style-name="P12">A document is set of key-value pairs stored in a Bason format in mongodb Bason in a binary representation of Json</text:p>
      <text:p text:style-name="P21">Replica set</text:p>
      <text:p text:style-name="P13">A replica set in mongodb is a group of mongodb servers that stores <text:s/>same data to provide redundancy and high avaliablity</text:p>
      <text:p text:style-name="P21">Sharing </text:p>
      <text:p text:style-name="P12"><text:soft-page-break/>Sharing in <text:s/>mongodb <text:s/>is method of partitioning data across multiple servsers to improve performances and sacliblity </text:p>
      <text:p text:style-name="P21">Indexing in MongoDB</text:p>
      <text:p text:style-name="P29"><text:span text:style-name="T23"><text:s/></text:span><text:span text:style-name="T19">In MongoDB, indexing plays a crucial role in improving query performance by efficiently locating and retrieving documents from collections. Indexes are data structures that store a small portion of the collection’s data set in an easy-to-traverse form. <text:s/></text:span></text:p>
      <text:p text:style-name="P29"><text:span text:style-name="T10">BSON : </text:span><text:line-break/><text:span text:style-name="T1">BSON, which stands for Binary JSON, is a binary-encoded serialization of JSON-like documents. It is the primary data representation format used by MongoDB to store and exchange data. BSON extends the JSON model by adding some additional data types </text:span></text:p>
      <text:p text:style-name="P24"><text:span text:style-name="T1"/></text:p>
      <text:p text:style-name="P24"><text:span text:style-name="Strong_20_Emphasis"><text:span text:style-name="T3">Data Types</text:span></text:span><text:span text:style-name="T1">: </text:span><text:span text:style-name="T11">BSON supports a wider range of data types compared to JSON. Some of the data types supported by BSON include:</text:span></text:p>
      <text:list text:style-name="L10">
        <text:list-item>
          <text:p text:style-name="P49">Double: 64-bit floating-point number.</text:p>
        </text:list-item>
        <text:list-item>
          <text:p text:style-name="P49">String: UTF-8 encoded string.</text:p>
        </text:list-item>
        <text:list-item>
          <text:p text:style-name="P49">Object: Embedded document (JSON-like object).</text:p>
        </text:list-item>
        <text:list-item>
          <text:p text:style-name="P49">Array: Ordered list of values.</text:p>
        </text:list-item>
        <text:list-item>
          <text:p text:style-name="P49">Binary Data: Binary data of varying types.</text:p>
        </text:list-item>
        <text:list-item>
          <text:p text:style-name="P49">Boolean: Boolean value (true or false).</text:p>
        </text:list-item>
        <text:list-item>
          <text:p text:style-name="P49">Null: Null value.</text:p>
        </text:list-item>
        <text:list-item>
          <text:p text:style-name="P49">Integer: 32-bit signed integer.</text:p>
        </text:list-item>
        <text:list-item>
          <text:p text:style-name="P49">Long: 64-bit signed integer.</text:p>
        </text:list-item>
        <text:list-item>
          <text:p text:style-name="P50">Date: Unix timestamp.</text:p>
        </text:list-item>
      </text:list>
      <text:p text:style-name="P29"><text:span text:style-name="T7">Json : </text:span><text:span text:style-name="T1">In MongoDB, JSON (JavaScript Object Notation) plays a fundamental role in representing and interacting with data. MongoDB stores data in a binary-encoded format called BSON (Binary JSON), which is a binary representation of JSON-like documents. Here's how JSON is used in MongoDB: </text:span></text:p>
      <text:p text:style-name="P29"><text:span text:style-name="Strong_20_Emphasis"><text:span text:style-name="T8">Embedded Document :</text:span></text:span><text:span text:style-name="Strong_20_Emphasis"><text:span text:style-name="T13"> Embedded or Nested Document</text:span></text:span><text:span text:style-name="T12">. Embedded document or nested documents are those types of documents which contain a document inside another document.</text:span></text:p>
      <text:h text:style-name="P34" text:outline-level="1" text:is-list-header="true">Introduction to NoSQL</text:h>
      <text:p text:style-name="P9">NoSQL is a type of database management system (DBMS) that is designed to handle and store large volumes of unstructured and semi-structured data. NoSQL databases store data in the form of collections of documents in JSON or BSON format. </text:p>
      <text:p text:style-name="P28"><text:span text:style-name="T21">Example : M</text:span><text:span text:style-name="T17">ongodb , </text:span><text:span text:style-name="Strong_20_Emphasis"><text:span text:style-name="T25">Amazon DynamoDB</text:span></text:span></text:p>
      <text:p text:style-name="P28"><text:span text:style-name="Strong_20_Emphasis"><text:span text:style-name="T26"/></text:span></text:p>
      <text:p text:style-name="P28"><text:span text:style-name="Strong_20_Emphasis"><text:span text:style-name="T28">Advantage of Nosql : </text:span></text:span></text:p>
      <text:p text:style-name="P28"><text:soft-page-break/><text:span text:style-name="Strong_20_Emphasis"><text:span text:style-name="T27">1. Ideal for Data Storage: </text:span></text:span>One of the exclusive NoSQL database advantages is its ability to store a large amount of data.</text:p>
      <text:p text:style-name="P28"><text:span text:style-name="Strong_20_Emphasis"><text:span text:style-name="T27">2.Performance: NoSQL databases are designed to handle large amounts of data and traffic, which means that they can offer improved performance compared to traditional relational databases.</text:span></text:span></text:p>
      <text:p text:style-name="P28"><text:span text:style-name="Strong_20_Emphasis"><text:span text:style-name="T13">3.Cost-effectiveness: </text:span></text:span><text:span text:style-name="T13">NoSQL databases are often more cost-effective than traditional relational databases, as they are typically less complex and do not require expensive hardware or software.</text:span></text:p>
      <text:p text:style-name="P28"><text:span text:style-name="Strong_20_Emphasis"><text:span text:style-name="T13">4.</text:span></text:span><text:span text:style-name="Strong_20_Emphasis"><text:span text:style-name="T18">Agility: </text:span></text:span><text:span text:style-name="T18">Ideal for agile development.</text:span></text:p>
      <text:p text:style-name="P31"><text:span text:style-name="Strong_20_Emphasis"><text:span text:style-name="T5">Disadvantages of NoSQL:</text:span></text:span><text:span text:style-name="T4"> </text:span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28"><text:span text:style-name="T7">Do you have Mongodb Schema :</text:span><text:span text:style-name="T12"> Mongodb uses dynamic Schemas Without defining the Structure you can cretye collection </text:span><text:span text:style-name="T11">This dynamic schema allows for flexibility in data modeling and makes it easy to store heterogeneous data within the same collection. </text:span></text:p>
      <text:p text:style-name="P30"><text:span text:style-name="T6">Command Use to backup : </text:span><text:span text:style-name="T11">Mongodump</text:span></text:p>
      <text:p text:style-name="P25"><text:span text:style-name="T1">Command restore backup : </text:span><text:span text:style-name="T11">Mongorestore</text:span></text:p>
      <text:p text:style-name="P25"><text:span text:style-name="T1">Aggregation : </text:span><text:span text:style-name="T11">The aggregation framework in MongoDB is a powerful feature that allows for data processing and transformation within the database. It provides a set of operators for performing complex aggregation operations on collections</text:span></text:p>
      <text:p text:style-name="P22">What are the differences between the update and save methods in MongoDB?</text:p>
      <text:p text:style-name="P26"/>
      <text:p text:style-name="P25"><text:span text:style-name="Strong_20_Emphasis"><text:span text:style-name="Source_20_Text"><text:span text:style-name="Source_20_Text"><text:span text:style-name="T30">U</text:span></text:span></text:span></text:span><text:span text:style-name="Strong_20_Emphasis"><text:span text:style-name="Source_20_Text"><text:span text:style-name="T30">pdate</text:span></text:span></text:span><text:span text:style-name="Strong_20_Emphasis"><text:span text:style-name="T34"> Method</text:span></text:span><text:span text:style-name="T29">:</text:span></text:p>
      <text:list text:style-name="L11">
        <text:list-item>
          <text:p text:style-name="P51">The <text:span text:style-name="Source_20_Text"><text:span text:style-name="T24">update</text:span></text:span> method is used to modify existing documents in a collection based on specified criteria</text:p>
        </text:list-item>
      </text:list>
      <text:p text:style-name="P25"><text:span text:style-name="Strong_20_Emphasis"><text:span text:style-name="Source_20_Text"><text:span text:style-name="T30">save</text:span></text:span></text:span><text:span text:style-name="Strong_20_Emphasis"><text:span text:style-name="T30"> Method</text:span></text:span><text:span text:style-name="T31">:</text:span></text:p>
      <text:list text:style-name="L12">
        <text:list-item>
          <text:p text:style-name="P52">The <text:span text:style-name="Source_20_Text"><text:span text:style-name="T24">save</text:span></text:span> method is used to either update an existing document in a collection or insert a new document if the document does not already exist.</text:p>
        </text:list-item>
      </text:list>
      <text:p text:style-name="P25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3:28:17.899000000</meta:creation-date>
    <dc:date>2024-04-03T17:30:50.836000000</dc:date>
    <meta:editing-duration>PT5H14M34S</meta:editing-duration>
    <meta:editing-cycles>7</meta:editing-cycles>
    <meta:generator>LibreOffice/7.6.1.2$Windows_X86_64 LibreOffice_project/f5defcebd022c5bc36bbb79be232cb6926d8f674</meta:generator>
    <meta:print-date>2024-04-03T17:30:34.364000000</meta:print-date>
    <meta:printed-by>PDF files</meta:printed-by>
    <meta:document-statistic meta:table-count="2" meta:image-count="0" meta:object-count="0" meta:page-count="6" meta:paragraph-count="163" meta:word-count="1244" meta:character-count="8798" meta:non-whitespace-character-count="7218"/>
  </office:meta>
</office:document-meta>
</file>